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b3072" officeooo:paragraph-rsid="001b3072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b3072" officeooo:paragraph-rsid="001b3072" style:font-size-asian="18pt" style:font-size-complex="18pt"/>
    </style:style>
    <style:style style:name="P3" style:family="paragraph" style:parent-style-name="Standard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LAVE CODE FOR ROVER COMMUNICATION</text:p>
      <text:p text:style-name="P2"/>
      <text:p text:style-name="P1">CODE:</text:p>
      <text:p text:style-name="P1"/>
      <text:p text:style-name="P3">#include &lt;esp_now.h&gt;</text:p>
      <text:p text:style-name="P3">#include &lt;WiFi.h&gt;</text:p>
      <text:p text:style-name="P3">#include &lt;esp_wifi.h&gt;</text:p>
      <text:p text:style-name="P3"/>
      <text:p text:style-name="P3">#define CHANNEL 1</text:p>
      <text:p text:style-name="P3"/>
      <text:p text:style-name="P3">// ================= SLAVE MAC ADDRESS =================</text:p>
      <text:p text:style-name="P3">// Replace with your SLAVE ESP32 MAC ID:</text:p>
      <text:p text:style-name="P3">uint8_t slaveMAC[] = {0x1C, 0x69, 0x20, 0xC6, 0x73, 0xD8};</text:p>
      <text:p text:style-name="P3"/>
      <text:p text:style-name="P3">// ================= COMMAND STRUCT (MASTER → SLAVE) =================</text:p>
      <text:p text:style-name="P3">typedef struct struct_message {</text:p>
      <text:p text:style-name="P3"><text:s text:c="2"/>float fieldLength;</text:p>
      <text:p text:style-name="P3"><text:s text:c="2"/>float fieldWidth;</text:p>
      <text:p text:style-name="P3"><text:s text:c="2"/>float rowSpacing;</text:p>
      <text:p text:style-name="P3"><text:s text:c="2"/>bool startAuto; <text:s text:c="2"/>// true = start serpentine, false = STOP</text:p>
      <text:p text:style-name="P3">} struct_message;</text:p>
      <text:p text:style-name="P3"/>
      <text:p text:style-name="P3">struct_message outgoingData;</text:p>
      <text:p text:style-name="P3"/>
      <text:p text:style-name="P3">// ================= TELEMETRY STRUCT (SLAVE → MASTER) =================</text:p>
      <text:p text:style-name="P3">typedef struct telemetry_message {</text:p>
      <text:p text:style-name="P3"><text:s text:c="2"/>float moisture;</text:p>
      <text:p text:style-name="P3"><text:s text:c="2"/>float temperature;</text:p>
      <text:p text:style-name="P3"><text:s text:c="2"/>float ec;</text:p>
      <text:p text:style-name="P3"><text:s text:c="2"/>float ph;</text:p>
      <text:p text:style-name="P3">} telemetry_message;</text:p>
      <text:p text:style-name="P3"/>
      <text:p text:style-name="P3"><text:soft-page-break/>telemetry_message incomingTelemetry;</text:p>
      <text:p text:style-name="P3"/>
      <text:p text:style-name="P3">// ==========================================================</text:p>
      <text:p text:style-name="P3">// SEND STATUS CALLBACK</text:p>
      <text:p text:style-name="P3">// ==========================================================</text:p>
      <text:p text:style-name="P3">void OnDataSent(const uint8_t *mac_addr, esp_now_send_status_t status) {</text:p>
      <text:p text:style-name="P3"><text:s text:c="2"/>Serial.println(status == ESP_NOW_SEND_SUCCESS ? "✅ Sent" : "❌ Failed");</text:p>
      <text:p text:style-name="P3">}</text:p>
      <text:p text:style-name="P3"/>
      <text:p text:style-name="P3">// ==========================================================</text:p>
      <text:p text:style-name="P3">// RECEIVE SENSOR DATA CALLBACK</text:p>
      <text:p text:style-name="P3">// ==========================================================</text:p>
      <text:p text:style-name="P3">void OnDataRecv(const uint8_t * mac, const uint8_t *incomingData, int len) {</text:p>
      <text:p text:style-name="P3"><text:s text:c="2"/>if (len == sizeof(telemetry_message)) {</text:p>
      <text:p text:style-name="P3"><text:s text:c="4"/>memcpy(&amp;incomingTelemetry, incomingData, sizeof(incomingTelemetry));</text:p>
      <text:p text:style-name="P3"/>
      <text:p text:style-name="P3"><text:s text:c="4"/>Serial.println("\n📡 Telemetry Received:");</text:p>
      <text:p text:style-name="P3"><text:s text:c="4"/>Serial.print("Moisture: "); <text:s text:c="4"/>Serial.println(incomingTelemetry.moisture);</text:p>
      <text:p text:style-name="P3"><text:s text:c="4"/>Serial.print("Temperature: "); <text:s/>Serial.println(incomingTelemetry.temperature);</text:p>
      <text:p text:style-name="P3"><text:s text:c="4"/>Serial.print("EC: "); <text:s text:c="10"/>Serial.println(incomingTelemetry.ec);</text:p>
      <text:p text:style-name="P3"><text:soft-page-break/><text:s text:c="4"/>Serial.print("pH: "); <text:s text:c="10"/>Serial.println(incomingTelemetry.ph);</text:p>
      <text:p text:style-name="P3"><text:s text:c="4"/>Serial.println("----------------------------------");</text:p>
      <text:p text:style-name="P3"><text:s text:c="2"/>}</text:p>
      <text:p text:style-name="P3">}</text:p>
      <text:p text:style-name="P3"/>
      <text:p text:style-name="P3">// ==========================================================</text:p>
      <text:p text:style-name="P3">// SETUP</text:p>
      <text:p text:style-name="P3">// ==========================================================</text:p>
      <text:p text:style-name="P3">void setup() {</text:p>
      <text:p text:style-name="P3"><text:s text:c="2"/>Serial.begin(115200);</text:p>
      <text:p text:style-name="P3"/>
      <text:p text:style-name="P3"><text:s text:c="2"/>WiFi.mode(WIFI_STA);</text:p>
      <text:p text:style-name="P3"><text:s text:c="2"/>esp_wifi_set_channel(CHANNEL, WIFI_SECOND_CHAN_NONE);</text:p>
      <text:p text:style-name="P3"/>
      <text:p text:style-name="P3"><text:s text:c="2"/>if (esp_now_init() != ESP_OK) {</text:p>
      <text:p text:style-name="P3"><text:s text:c="4"/>Serial.println("❌ ERROR: ESP-NOW INIT FAILED");</text:p>
      <text:p text:style-name="P3"><text:s text:c="4"/>return;</text:p>
      <text:p text:style-name="P3"><text:s text:c="2"/>}</text:p>
      <text:p text:style-name="P3"/>
      <text:p text:style-name="P3"><text:s text:c="2"/>esp_now_register_send_cb(OnDataSent);</text:p>
      <text:p text:style-name="P3"><text:s text:c="2"/>esp_now_register_recv_cb(OnDataRecv);</text:p>
      <text:p text:style-name="P3"/>
      <text:p text:style-name="P3"><text:s text:c="2"/>// Add slave as peer</text:p>
      <text:p text:style-name="P3"><text:s text:c="2"/>esp_now_peer_info_t peerInfo = {};</text:p>
      <text:p text:style-name="P3"><text:s text:c="2"/>memcpy(peerInfo.peer_addr, slaveMAC, 6);</text:p>
      <text:p text:style-name="P3"><text:s text:c="2"/>peerInfo.channel = CHANNEL;</text:p>
      <text:p text:style-name="P3"><text:s text:c="2"/>peerInfo.encrypt = false;</text:p>
      <text:p text:style-name="P3"/>
      <text:p text:style-name="P3"><text:s text:c="2"/>if (esp_now_add_peer(&amp;peerInfo) != ESP_OK) {</text:p>
      <text:p text:style-name="P3"><text:soft-page-break/><text:s text:c="4"/>Serial.println("❌ Failed to add Slave");</text:p>
      <text:p text:style-name="P3"><text:s text:c="4"/>return;</text:p>
      <text:p text:style-name="P3"><text:s text:c="2"/>}</text:p>
      <text:p text:style-name="P3"/>
      <text:p text:style-name="P3"><text:s text:c="2"/>Serial.println("✅ MASTER READY");</text:p>
      <text:p text:style-name="P3"><text:s text:c="2"/>Serial.println("Enter: Length Width RowSpacing OR press 'S' to STOP");</text:p>
      <text:p text:style-name="P3">}</text:p>
      <text:p text:style-name="P3"/>
      <text:p text:style-name="P3">// ==========================================================</text:p>
      <text:p text:style-name="P3">// LOOP</text:p>
      <text:p text:style-name="P3">// ==========================================================</text:p>
      <text:p text:style-name="P3">void loop() {</text:p>
      <text:p text:style-name="P3"/>
      <text:p text:style-name="P3"><text:s text:c="2"/>if (Serial.available()) {</text:p>
      <text:p text:style-name="P3"/>
      <text:p text:style-name="P3"><text:s text:c="4"/>// 👉 STOP COMMAND</text:p>
      <text:p text:style-name="P3"><text:s text:c="4"/>char c = Serial.peek();</text:p>
      <text:p text:style-name="P3"><text:s text:c="4"/>if (c == 'S' || c == 's') {</text:p>
      <text:p text:style-name="P3"/>
      <text:p text:style-name="P3"><text:s text:c="6"/>while (Serial.available()) Serial.read(); // clear buffer</text:p>
      <text:p text:style-name="P3"/>
      <text:p text:style-name="P3"><text:s text:c="6"/>outgoingData.fieldLength = 0;</text:p>
      <text:p text:style-name="P3"><text:s text:c="6"/>outgoingData.fieldWidth = 0;</text:p>
      <text:p text:style-name="P3"><text:s text:c="6"/>outgoingData.rowSpacing = 0;</text:p>
      <text:p text:style-name="P3"><text:s text:c="6"/>outgoingData.startAuto = false; <text:s/>// STOP FLAG</text:p>
      <text:p text:style-name="P3"/>
      <text:p text:style-name="P3"><text:s text:c="6"/>esp_now_send(slaveMAC, (uint8_t*)&amp;outgoingData, sizeof(outgoingData));</text:p>
      <text:p text:style-name="P3"/>
      <text:p text:style-name="P3"><text:s text:c="6"/>Serial.println("\n🛑 STOP Command Sent!");</text:p>
      <text:p text:style-name="P3"><text:soft-page-break/><text:s text:c="6"/>Serial.println("----------------------------------");</text:p>
      <text:p text:style-name="P3"><text:s text:c="6"/>return;</text:p>
      <text:p text:style-name="P3"><text:s text:c="4"/>}</text:p>
      <text:p text:style-name="P3"/>
      <text:p text:style-name="P3"><text:s text:c="4"/>// 👉 READ AUTOMATION INPUT</text:p>
      <text:p text:style-name="P3"><text:s text:c="4"/>float L = Serial.parseFloat();</text:p>
      <text:p text:style-name="P3"><text:s text:c="4"/>float W = Serial.parseFloat();</text:p>
      <text:p text:style-name="P3"><text:s text:c="4"/>float S = Serial.parseFloat();</text:p>
      <text:p text:style-name="P3"/>
      <text:p text:style-name="P3"><text:s text:c="4"/>while (Serial.available()) Serial.read();</text:p>
      <text:p text:style-name="P3"/>
      <text:p text:style-name="P3"><text:s text:c="4"/>if (L &gt; 0 &amp;&amp; W &gt; 0 &amp;&amp; S &gt; 0) {</text:p>
      <text:p text:style-name="P3"/>
      <text:p text:style-name="P3"><text:s text:c="6"/>outgoingData.fieldLength = L;</text:p>
      <text:p text:style-name="P3"><text:s text:c="6"/>outgoingData.fieldWidth = W;</text:p>
      <text:p text:style-name="P3"><text:s text:c="6"/>outgoingData.rowSpacing = S;</text:p>
      <text:p text:style-name="P3"><text:s text:c="6"/>outgoingData.startAuto = true;</text:p>
      <text:p text:style-name="P3"/>
      <text:p text:style-name="P3"><text:s text:c="6"/>esp_now_send(slaveMAC, (uint8_t*)&amp;outgoingData, sizeof(outgoingData));</text:p>
      <text:p text:style-name="P3"/>
      <text:p text:style-name="P3"><text:s text:c="6"/>Serial.println("\n🚀 Automation Command Sent:");</text:p>
      <text:p text:style-name="P3"><text:s text:c="6"/>Serial.print("Length: "); Serial.println(L);</text:p>
      <text:p text:style-name="P3"><text:s text:c="6"/>Serial.print("Width: "); <text:s/>Serial.println(W);</text:p>
      <text:p text:style-name="P3"><text:s text:c="6"/>Serial.print("Spacing: "); Serial.println(S);</text:p>
      <text:p text:style-name="P3"><text:s text:c="6"/>Serial.println("----------------------------------");</text:p>
      <text:p text:style-name="P3"/>
      <text:p text:style-name="P3"><text:s text:c="4"/>} else {</text:p>
      <text:p text:style-name="P3"><text:s text:c="6"/>Serial.println("❌ Invalid Input — Enter 3 positive numbers!");</text:p>
      <text:p text:style-name="P3"><text:s text:c="4"/>}</text:p>
      <text:p text:style-name="P3"/>
      <text:p text:style-name="P3"><text:s text:c="4"/>delay(300);</text:p>
      <text:p text:style-name="P3"><text:s text:c="2"/>}</text:p>
      <text:p text:style-name="P3">}</text:p>
      <text:p text:style-name="P3"><text:soft-page-break/>Master cod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2T14:26:10.165528031</meta:creation-date>
    <dc:date>2025-12-12T14:27:12.023602536</dc:date>
    <meta:editing-duration>PT1M2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6" meta:paragraph-count="111" meta:word-count="376" meta:character-count="4057" meta:non-whitespace-character-count="3491"/>
  </office:meta>
</office:document-meta>
</file>